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000000086CC6ADF13E3744113.png" manifest:media-type="image/png"/>
  <manifest:file-entry manifest:full-path="Pictures/100000000000016400000029CDEF3354DFC12F15.png" manifest:media-type="image/png"/>
  <manifest:file-entry manifest:full-path="Pictures/10000001000000580000001FFB17A695465E800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Tabelle1" style:family="table" style:master-page-name="">
      <style:table-properties style:width="27.185cm" fo:margin-left="-0.898cm" style:page-number="auto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belle1.A" style:family="table-column">
      <style:table-column-properties style:column-width="3.286cm"/>
    </style:style>
    <style:style style:name="Tabelle1.B" style:family="table-column">
      <style:table-column-properties style:column-width="4.318cm"/>
    </style:style>
    <style:style style:name="Tabelle1.C" style:family="table-column">
      <style:table-column-properties style:column-width="3.787cm"/>
    </style:style>
    <style:style style:name="Tabelle1.D" style:family="table-column">
      <style:table-column-properties style:column-width="3.898cm"/>
    </style:style>
    <style:style style:name="Tabelle1.E" style:family="table-column">
      <style:table-column-properties style:column-width="3.704cm"/>
    </style:style>
    <style:style style:name="Tabelle1.F" style:family="table-column">
      <style:table-column-properties style:column-width="4.819cm"/>
    </style:style>
    <style:style style:name="Tabelle1.G" style:family="table-column">
      <style:table-column-properties style:column-width="3.373cm"/>
    </style:style>
    <style:style style:name="Tabelle1.1" style:family="table-row">
      <style:table-row-properties style:min-row-height="0.975cm"/>
    </style:style>
    <style:style style:name="Tabelle1.A1" style:family="table-cell">
      <style:table-cell-properties fo:background-color="#666666" fo:padding-left="0.199cm" fo:padding-right="0.101cm" fo:padding-top="0.101cm" fo:padding-bottom="0.101cm" fo:border="none" style:writing-mode="page">
        <style:background-image/>
      </style:table-cell-properties>
    </style:style>
    <style:style style:name="Tabelle1.2" style:family="table-row">
      <style:table-row-properties style:min-row-height="1.64cm" fo:background-color="transparent" fo:keep-together="auto">
        <style:background-image/>
      </style:table-row-properties>
    </style:style>
    <style:style style:name="Tabelle1.A2" style:family="table-cell">
      <style:table-cell-properties style:vertical-align="" fo:background-color="#666666" fo:padding-left="0.199cm" fo:padding-right="0.101cm" fo:padding-top="0.101cm" fo:padding-bottom="0.101cm" fo:border="none" style:writing-mode="page">
        <style:background-image/>
      </style:table-cell-properties>
    </style:style>
    <style:style style:name="Tabelle1.B2" style:family="table-cell">
      <style:table-cell-properties fo:background-color="transparent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C2" style:family="table-cell">
      <style:table-cell-properties fo:background-color="transparent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D2" style:family="table-cell">
      <style:table-cell-properties fo:background-color="transparent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E2" style:family="table-cell">
      <style:table-cell-properties fo:background-color="transparent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F2" style:family="table-cell">
      <style:table-cell-properties fo:background-color="transparent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G2" style:family="table-cell">
      <style:table-cell-properties fo:background-color="transparent" fo:padding="0.049cm" fo:border="0.5pt solid #000000" style:writing-mode="page">
        <style:background-image/>
      </style:table-cell-properties>
    </style:style>
    <style:style style:name="Tabelle1.3" style:family="table-row">
      <style:table-row-properties style:min-row-height="2.782cm" fo:background-color="transparent" fo:keep-together="auto">
        <style:background-image/>
      </style:table-row-properties>
    </style:style>
    <style:style style:name="Tabelle1.B3" style:family="table-cell">
      <style:table-cell-properties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elle1.C3" style:family="table-cell">
      <style:table-cell-properties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elle1.D3" style:family="table-cell">
      <style:table-cell-properties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elle1.E3" style:family="table-cell">
      <style:table-cell-properties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elle1.F3" style:family="table-cell">
      <style:table-cell-properties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elle1.G3" style:family="table-cell">
      <style:table-cell-properties fo:background-color="transparent" fo:padding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1.B4" style:family="table-cell">
      <style:table-cell-properties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elle1.C4" style:family="table-cell">
      <style:table-cell-properties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elle1.D4" style:family="table-cell">
      <style:table-cell-properties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elle1.E4" style:family="table-cell">
      <style:table-cell-properties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elle1.F4" style:family="table-cell">
      <style:table-cell-properties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elle1.G4" style:family="table-cell">
      <style:table-cell-properties fo:background-color="transparent" fo:padding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1.5" style:family="table-row">
      <style:table-row-properties style:min-row-height="1.937cm" fo:background-color="transparent" fo:keep-together="auto">
        <style:background-image/>
      </style:table-row-properties>
    </style:style>
    <style:style style:name="Tabelle1.B5" style:family="table-cell">
      <style:table-cell-properties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elle1.C5" style:family="table-cell">
      <style:table-cell-properties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elle1.D5" style:family="table-cell">
      <style:table-cell-properties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elle1.E5" style:family="table-cell">
      <style:table-cell-properties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elle1.F5" style:family="table-cell">
      <style:table-cell-properties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elle1.G5" style:family="table-cell">
      <style:table-cell-properties fo:background-color="transparent" fo:padding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1.6" style:family="table-row">
      <style:table-row-properties style:min-row-height="1.685cm" fo:background-color="transparent" fo:keep-together="auto">
        <style:background-image/>
      </style:table-row-properties>
    </style:style>
    <style:style style:name="Tabelle1.B6" style:family="table-cell" style:data-style-name="N10000">
      <style:table-cell-properties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elle1.C6" style:family="table-cell" style:data-style-name="N10000">
      <style:table-cell-properties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elle1.D6" style:family="table-cell">
      <style:table-cell-properties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elle1.E6" style:family="table-cell">
      <style:table-cell-properties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elle1.F6" style:family="table-cell">
      <style:table-cell-properties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elle1.G6" style:family="table-cell">
      <style:table-cell-properties fo:background-color="transparent" fo:padding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loext:graphic-properties draw:fill="none"/>
      <style:paragraph-properties fo:margin-left="0cm" fo:margin-right="1.401cm" fo:text-align="end" style:justify-single-word="false" fo:orphans="0" fo:widows="0" fo:text-indent="0cm" style:auto-text-indent="false" fo:background-color="transparent" style:writing-mode="lr-tb">
        <style:tab-stops>
          <style:tab-stop style:position="38.255cm"/>
        </style:tab-stops>
      </style:paragraph-properties>
      <style:text-properties style:font-name="Calibri" fo:font-size="9pt" style:font-size-asian="9pt" style:font-name-complex="Calibri2"/>
    </style:style>
    <style:style style:name="P2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Calibri1" fo:font-size="12pt" fo:font-style="normal" fo:text-shadow="none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Standard" style:master-page-name="">
      <loext:graphic-properties draw:fill="none"/>
      <style:paragraph-properties fo:margin-left="-0.9cm" fo:margin-right="0cm" fo:margin-top="0.434cm" fo:margin-bottom="0cm" style:contextual-spacing="false" fo:orphans="0" fo:widows="0" fo:text-indent="0cm" style:auto-text-indent="false" style:page-number="auto" fo:background-color="transparent" style:writing-mode="lr-tb"/>
      <style:text-properties fo:color="#7f7f7f" loext:opacity="100%" style:font-name="Calibri" fo:font-size="18pt" fo:font-weight="bold" officeooo:rsid="0007b1e3" officeooo:paragraph-rsid="0007b1e3" style:font-name-asian="Droid Sans" style:font-size-asian="18pt" style:font-weight-asian="bold" style:font-name-complex="Calibri2" style:font-size-complex="18pt"/>
    </style:style>
    <style:style style:name="P4" style:family="paragraph" style:parent-style-name="Standard">
      <loext:graphic-properties draw:fill="none"/>
      <style:paragraph-properties fo:margin-left="0cm" fo:margin-right="1.401cm" fo:margin-top="0cm" fo:margin-bottom="0cm" style:contextual-spacing="false" fo:text-align="end" style:justify-single-word="false" fo:orphans="0" fo:widows="0" fo:text-indent="0cm" style:auto-text-indent="false" fo:background-color="transparent" style:writing-mode="lr-tb">
        <style:tab-stops>
          <style:tab-stop style:position="38.255cm"/>
        </style:tab-stops>
      </style:paragraph-properties>
    </style:style>
    <style:style style:name="P5" style:family="paragraph" style:parent-style-name="Standard" style:master-page-name="">
      <loext:graphic-properties draw:fill="none"/>
      <style:paragraph-properties fo:margin-left="0cm" fo:margin-right="1.401cm" fo:margin-top="0cm" fo:margin-bottom="0cm" style:contextual-spacing="false" fo:text-align="end" style:justify-single-word="false" fo:orphans="0" fo:widows="0" fo:text-indent="0cm" style:auto-text-indent="false" style:page-number="auto" fo:background-color="transparent" style:writing-mode="lr-tb">
        <style:tab-stops>
          <style:tab-stop style:position="38.255cm"/>
        </style:tab-stops>
      </style:paragraph-properties>
    </style:style>
    <style:style style:name="P6" style:family="paragraph" style:parent-style-name="Standard">
      <style:text-properties fo:font-size="2pt" style:font-size-asian="1.75pt" style:font-size-complex="2pt"/>
    </style:style>
    <style:style style:name="P7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Calibri1" fo:font-size="10pt" fo:font-style="normal" fo:text-shadow="none" style:text-underline-style="none" fo:font-weight="bold" officeooo:rsid="0004edb0" officeooo:paragraph-rsid="000a5d03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Calibri1" fo:font-size="10pt" fo:font-style="normal" fo:text-shadow="none" style:text-underline-style="none" fo:font-weight="bold" officeooo:rsid="0004edb0" officeooo:paragraph-rsid="0004edb0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Calibri1" fo:font-size="10pt" fo:font-style="normal" fo:text-shadow="none" style:text-underline-style="none" fo:font-weight="bold" officeooo:rsid="000c7aa7" officeooo:paragraph-rsid="000c7aa7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Calibri1" fo:font-size="10pt" fo:font-style="normal" fo:text-shadow="none" style:text-underline-style="none" fo:font-weight="bold" officeooo:rsid="000921a2" officeooo:paragraph-rsid="000921a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Calibri1" fo:font-size="10pt" fo:font-style="normal" fo:text-shadow="none" style:text-underline-style="none" fo:font-weight="bold" officeooo:rsid="000c7aa7" officeooo:paragraph-rsid="000c7aa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Calibri1" fo:font-size="8pt" fo:font-style="normal" fo:text-shadow="none" style:text-underline-style="none" fo:font-weight="bold" fo:background-color="#000000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3" style:family="paragraph" style:parent-style-name="Table_20_Contents">
      <loext:graphic-properties draw:fill="none"/>
      <style:paragraph-properties fo:margin-left="0.3cm" fo:margin-right="0cm" fo:text-align="start" style:justify-single-word="false" fo:orphans="0" fo:widows="0" fo:text-indent="-0.3cm" style:auto-text-indent="false" fo:background-color="transparent" text:number-lines="false" text:line-number="0">
        <style:tab-stops>
          <style:tab-stop style:position="0.307cm"/>
        </style:tab-stops>
      </style:paragraph-properties>
      <style:text-properties fo:color="#000000" loext:opacity="100%" style:text-outline="false" style:text-line-through-style="none" style:text-line-through-type="none" style:font-name="Calibri1" fo:font-size="8pt" fo:font-style="normal" fo:text-shadow="none" style:text-underline-style="none" fo:font-weight="normal" officeooo:paragraph-rsid="000ef3fb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" style:family="paragraph" style:parent-style-name="Table_20_Contents">
      <loext:graphic-properties draw:fill="none"/>
      <style:paragraph-properties fo:margin-left="0.199cm" fo:margin-right="0cm" fo:text-align="start" style:justify-single-word="false" fo:orphans="0" fo:widows="0" fo:text-indent="-0.199cm" style:auto-text-indent="false" fo:background-color="transparent" text:number-lines="false" text:line-number="0">
        <style:tab-stops>
          <style:tab-stop style:position="0.111cm"/>
        </style:tab-stops>
      </style:paragraph-properties>
      <style:text-properties fo:color="#000000" loext:opacity="100%" style:text-outline="false" style:text-line-through-style="none" style:text-line-through-type="none" style:font-name="Calibri1" fo:font-size="8pt" fo:font-style="normal" fo:text-shadow="none" style:text-underline-style="none" fo:font-weight="normal" officeooo:paragraph-rsid="000ef3fb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" style:family="paragraph" style:parent-style-name="Table_20_Contents">
      <loext:graphic-properties draw:fill="none"/>
      <style:paragraph-properties fo:margin-left="0.199cm" fo:margin-right="0cm" fo:text-align="start" style:justify-single-word="false" fo:orphans="0" fo:widows="0" fo:text-indent="-0.199cm" style:auto-text-indent="false" fo:background-color="transparent" text:number-lines="false" text:line-number="0">
        <style:tab-stops>
          <style:tab-stop style:position="0.196cm"/>
        </style:tab-stops>
      </style:paragraph-properties>
      <style:text-properties fo:color="#000000" loext:opacity="100%" style:text-outline="false" style:text-line-through-style="none" style:text-line-through-type="none" style:font-name="Calibri1" fo:font-size="8pt" fo:font-style="normal" fo:text-shadow="none" style:text-underline-style="none" fo:font-weight="normal" officeooo:paragraph-rsid="000ef3fb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" style:family="paragraph" style:parent-style-name="Table_20_Contents">
      <loext:graphic-properties draw:fill="none"/>
      <style:paragraph-properties fo:margin-left="0.199cm" fo:margin-right="0cm" fo:text-align="start" style:justify-single-word="false" fo:orphans="0" fo:widows="0" fo:text-indent="-0.199cm" style:auto-text-indent="false" fo:background-color="transparent" text:number-lines="false" text:line-number="0">
        <style:tab-stops>
          <style:tab-stop style:position="0.196cm"/>
        </style:tab-stops>
      </style:paragraph-properties>
      <style:text-properties fo:color="#000000" loext:opacity="100%" style:text-outline="false" style:text-line-through-style="none" style:text-line-through-type="none" style:font-name="Calibri1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7" style:family="paragraph" style:parent-style-name="Table_20_Contents">
      <loext:graphic-properties draw:fill="none"/>
      <style:paragraph-properties fo:margin-left="0.199cm" fo:margin-right="0cm" fo:text-align="start" style:justify-single-word="false" fo:orphans="0" fo:widows="0" fo:text-indent="-0.199cm" style:auto-text-indent="false" fo:background-color="transparent" text:number-lines="false" text:line-number="0">
        <style:tab-stops>
          <style:tab-stop style:position="0.196cm"/>
        </style:tab-stops>
      </style:paragraph-properties>
      <style:text-properties fo:color="#000000" loext:opacity="100%" style:text-outline="false" style:text-line-through-style="none" style:text-line-through-type="none" style:font-name="Calibri1" fo:font-size="8pt" fo:font-style="normal" fo:text-shadow="none" style:text-underline-style="none" fo:font-weight="normal" officeooo:paragraph-rsid="000d7c8a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8" style:family="paragraph" style:parent-style-name="Table_20_Contents">
      <loext:graphic-properties draw:fill="none"/>
      <style:paragraph-properties fo:margin-left="0.199cm" fo:margin-right="0cm" fo:text-align="start" style:justify-single-word="false" fo:orphans="0" fo:widows="0" fo:text-indent="-0.199cm" style:auto-text-indent="false" fo:background-color="transparent" text:number-lines="false" text:line-number="0">
        <style:tab-stops>
          <style:tab-stop style:position="0.196cm"/>
        </style:tab-stops>
      </style:paragraph-properties>
      <style:text-properties fo:color="#000000" loext:opacity="100%" style:text-outline="false" style:text-line-through-style="none" style:text-line-through-type="none" style:font-name="Calibri1" fo:font-size="8pt" fo:font-style="normal" fo:text-shadow="none" style:text-underline-style="none" fo:font-weight="normal" officeooo:paragraph-rsid="000cea7f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1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0" style:family="paragraph" style:parent-style-name="Table_20_Contents">
      <loext:graphic-properties draw:fill="none"/>
      <style:paragraph-properties fo:margin-left="0.3cm" fo:margin-right="0cm" fo:text-align="start" style:justify-single-word="false" fo:orphans="0" fo:widows="0" fo:text-indent="-0.3cm" style:auto-text-indent="false" fo:background-color="transparent" text:number-lines="false" text:line-number="0">
        <style:tab-stops>
          <style:tab-stop style:position="0.307cm"/>
        </style:tab-stops>
      </style:paragraph-properties>
      <style:text-properties fo:color="#000000" loext:opacity="100%" style:text-outline="false" style:text-line-through-style="none" style:text-line-through-type="none" style:font-name="Calibri1" fo:font-size="8pt" fo:font-style="normal" fo:text-shadow="none" style:text-underline-style="none" fo:font-weight="normal" officeooo:paragraph-rsid="000d7c8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" style:family="paragraph" style:parent-style-name="Table_20_Contents">
      <loext:graphic-properties draw:fill="none"/>
      <style:paragraph-properties fo:margin-left="0.3cm" fo:margin-right="0cm" fo:text-align="start" style:justify-single-word="false" fo:orphans="0" fo:widows="0" fo:text-indent="-0.3cm" style:auto-text-indent="false" fo:background-color="transparent" text:number-lines="false" text:line-number="0">
        <style:tab-stops>
          <style:tab-stop style:position="0.196cm"/>
        </style:tab-stops>
      </style:paragraph-properties>
      <style:text-properties fo:color="#000000" loext:opacity="100%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2" style:family="paragraph" style:parent-style-name="Table_20_Contents">
      <loext:graphic-properties draw:fill="none"/>
      <style:paragraph-properties fo:margin-left="0.199cm" fo:margin-right="0cm" fo:text-align="start" style:justify-single-word="false" fo:orphans="0" fo:widows="0" fo:text-indent="-0.199cm" style:auto-text-indent="false" fo:background-color="transparent" text:number-lines="false" text:line-number="0">
        <style:tab-stops>
          <style:tab-stop style:position="0.196cm"/>
        </style:tab-stops>
      </style:paragraph-properties>
      <style:text-properties fo:color="#000000" loext:opacity="100%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3" style:family="paragraph" style:parent-style-name="Table_20_Contents">
      <loext:graphic-properties draw:fill="none"/>
      <style:paragraph-properties fo:margin-left="0.199cm" fo:margin-right="0cm" fo:text-align="start" style:justify-single-word="false" fo:orphans="0" fo:widows="0" fo:text-indent="-0.199cm" style:auto-text-indent="false" fo:background-color="transparent" text:number-lines="false" text:line-number="0">
        <style:tab-stops>
          <style:tab-stop style:position="0.196cm"/>
        </style:tab-stops>
      </style:paragraph-properties>
      <style:text-properties fo:color="#000000" loext:opacity="100%" style:text-outline="false" style:text-line-through-style="none" style:text-line-through-type="none" style:font-name="Calibri1" fo:font-size="8pt" fo:font-style="normal" fo:text-shadow="none" style:text-underline-style="none" fo:font-weight="normal" officeooo:paragraph-rsid="000cea7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4" style:family="paragraph" style:parent-style-name="Table_20_Contents">
      <loext:graphic-properties draw:fill="none"/>
      <style:paragraph-properties fo:margin-left="0.199cm" fo:margin-right="0cm" fo:text-align="start" style:justify-single-word="false" fo:orphans="0" fo:widows="0" fo:text-indent="-0.199cm" style:auto-text-indent="false" fo:background-color="transparent" text:number-lines="false" text:line-number="0">
        <style:tab-stops>
          <style:tab-stop style:position="0.196cm"/>
        </style:tab-stops>
      </style:paragraph-properties>
      <style:text-properties fo:color="#000000" loext:opacity="100%" style:text-outline="false" style:text-line-through-style="none" style:text-line-through-type="none" style:font-name="Calibri1" fo:font-size="8pt" fo:font-style="normal" fo:text-shadow="none" style:text-underline-style="none" fo:font-weight="normal" officeooo:paragraph-rsid="000d7c8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5" style:family="paragraph" style:parent-style-name="Table_20_Contents">
      <loext:graphic-properties draw:fill="none"/>
      <style:paragraph-properties fo:margin-left="0.199cm" fo:margin-right="0cm" fo:text-align="start" style:justify-single-word="false" fo:orphans="0" fo:widows="0" fo:text-indent="-0.199cm" style:auto-text-indent="false" fo:background-color="transparent" text:number-lines="false" text:line-number="0">
        <style:tab-stops>
          <style:tab-stop style:position="0.196cm"/>
        </style:tab-stops>
      </style:paragraph-properties>
      <style:text-properties fo:color="#000000" loext:opacity="100%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1" style:family="text">
      <style:text-properties officeooo:rsid="000921a2"/>
    </style:style>
    <style:style style:name="T2" style:family="text">
      <style:text-properties style:font-name="Calibri" fo:font-size="11pt" officeooo:rsid="000921a2" style:font-name-asian="Verdana" style:font-size-asian="11pt" style:font-name-complex="Calibri2" style:font-size-complex="10pt"/>
    </style:style>
    <style:style style:name="T3" style:family="text">
      <style:text-properties style:font-name="Calibri" fo:font-size="11pt" style:font-size-asian="11pt" style:font-name-complex="Calibri2" style:font-size-complex="10pt"/>
    </style:style>
    <style:style style:name="T4" style:family="text">
      <style:text-properties style:font-name="Calibri" fo:font-size="11pt" fo:language="de" fo:country="DE" style:font-name-asian="Cambria1" style:font-size-asian="11pt" style:language-asian="de" style:country-asian="DE" style:font-name-complex="Calibri2" style:font-size-complex="10pt" style:language-complex="ar" style:country-complex="SA"/>
    </style:style>
    <style:style style:name="T5" style:family="text">
      <style:text-properties style:font-name="Calibri" fo:font-size="9pt" style:font-size-asian="9pt" style:font-name-complex="Calibri2"/>
    </style:style>
    <style:style style:name="T6" style:family="text">
      <style:text-properties style:font-name="Calibri" fo:font-size="9pt" fo:language="de" fo:country="DE" style:font-name-asian="Cambria1" style:font-size-asian="9pt" style:language-asian="de" style:country-asian="DE" style:font-name-complex="Calibri2" style:language-complex="ar" style:country-complex="SA"/>
    </style:style>
    <style:style style:name="T7" style:family="text">
      <style:text-properties officeooo:rsid="000a5d03"/>
    </style:style>
    <style:style style:name="T8" style:family="text">
      <style:text-properties officeooo:rsid="000c7aa7"/>
    </style:style>
    <style:style style:name="T9" style:family="text">
      <style:text-properties fo:color="#c9211e" loext:opacity="100%" fo:font-style="italic" officeooo:rsid="000c7aa7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04cm, 0.286cm, 0cm)" draw:luminance="0%" draw:contrast="0%" draw:red="0%" draw:green="0%" draw:blue="0%" draw:gamma="100%" draw:color-inversion="false" draw:image-opacity="100%" draw:color-mode="standard"/>
    </style:style>
    <number:number-style style:name="N10000" number:language="de" number:country="DE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 table:template-name="Default Style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 table:style-name="Tabelle1.1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10">Internet/<text:span text:style-name="T8">Kiosk</text:span></text:p>
          </table:table-cell>
          <table:table-cell table:style-name="Tabelle1.A1" office:value-type="string">
            <text:p text:style-name="P11">Service Point/Call Center</text:p>
          </table:table-cell>
          <table:table-cell table:style-name="Tabelle1.A1" office:value-type="string">
            <text:p text:style-name="P11">Präsentationsräume</text:p>
          </table:table-cell>
          <table:table-cell table:style-name="Tabelle1.A1" office:value-type="string">
            <text:p text:style-name="P11">Gruppenräume</text:p>
          </table:table-cell>
          <table:table-cell table:style-name="Tabelle1.A1" office:value-type="string">
            <text:p text:style-name="P11">Lehrräume</text:p>
          </table:table-cell>
          <table:table-cell table:style-name="Tabelle1.A1" office:value-type="string">
            <text:p text:style-name="P9">Dokumentation &amp; Tutorials</text:p>
          </table:table-cell>
        </table:table-row>
        <table:table-row table:style-name="Tabelle1.2">
          <table:table-cell table:style-name="Tabelle1.A2" office:value-type="string">
            <text:p text:style-name="P8">Physische Belege oder Kommuni-kationskanäle </text:p>
          </table:table-cell>
          <table:table-cell table:style-name="Tabelle1.B2" office:value-type="string">
            <text:p text:style-name="P22">•<text:tab/>Website und Online Terminplanungssystem</text:p>
            <text:p text:style-name="P22">•<text:tab/>Physische Kiosk Touch Screens mit Reservierungssystem</text:p>
          </table:table-cell>
          <table:table-cell table:style-name="Tabelle1.C2" office:value-type="string">
            <text:p text:style-name="P21">•<text:tab/>Service Personal</text:p>
            <text:p text:style-name="P22">•<text:tab/>Buchbare Geräte zum Ausleihen</text:p>
          </table:table-cell>
          <table:table-cell table:style-name="Tabelle1.D2" office:value-type="string">
            <text:p text:style-name="P22">•<text:tab/>Immersion Theater, Gaming und Präsentationsübungsräume</text:p>
            <text:p text:style-name="P22">•<text:tab/>Mobiler Videowagen</text:p>
            <text:p text:style-name="P22">•<text:tab/>Ruftasten in Räumen um Probleme zu melden oder um Hilfe zu bitten</text:p>
          </table:table-cell>
          <table:table-cell table:style-name="Tabelle1.E2" office:value-type="string">
            <text:p text:style-name="P22">•<text:tab/>Kleine, mittlere und große Gruppenräume</text:p>
            <text:p text:style-name="P22">•<text:tab/>Basisausstattung für Videokonferenzen</text:p>
            <text:p text:style-name="P22">•<text:tab/>Software</text:p>
          </table:table-cell>
          <table:table-cell table:style-name="Tabelle1.F2" office:value-type="string">
            <text:p text:style-name="P22">•<text:tab/>Lehr- und Visualisierungsraum, Kreativitätsstudio, Videoseminarraum</text:p>
            <text:p text:style-name="P22">•<text:tab/>HD Videokonferenzausstattung</text:p>
            <text:p text:style-name="P22">•<text:tab/>Software</text:p>
            <text:p text:style-name="P22">•<text:tab/>Ruftasten in Räumen um Probleme zu melden oder um Hilfe zu bitten</text:p>
          </table:table-cell>
          <table:table-cell table:style-name="Tabelle1.G2" office:value-type="string">
            <text:p text:style-name="P16">•<text:tab/>Nutzungsrichtlinien</text:p>
            <text:p text:style-name="P16">•<text:tab/>Anleitungen/Tutorials zum Verbinden und Aufzeichnen von Inhalten</text:p>
            <text:p text:style-name="P16">•<text:tab/>Technische Dokumentation der Möglichkeiten </text:p>
          </table:table-cell>
        </table:table-row>
        <table:table-row table:style-name="Tabelle1.3">
          <table:table-cell table:style-name="Tabelle1.A2" office:value-type="string">
            <text:p text:style-name="P7">Benutzeraktivitäten <text:span text:style-name="T8">(siehe Journey Map)</text:span></text:p>
          </table:table-cell>
          <table:table-cell table:style-name="Tabelle1.B3" office:value-type="string">
            <text:p text:style-name="P23">•<text:tab/>Optionen für Videokonferenzen sehen</text:p>
            <text:p text:style-name="P23">•<text:tab/>Live oder aufgezeichnete Inhalte sehen oder daran teilnehmen</text:p>
            <text:p text:style-name="P23">•<text:tab/>Raum oder Konferenztechnik buchen, Videowagen/-ausrüstung anfragen</text:p>
            <text:p text:style-name="P23">•<text:tab/>Aktivitätenplan anzeigen</text:p>
          </table:table-cell>
          <table:table-cell table:style-name="Tabelle1.C3" office:value-type="string">
            <text:p text:style-name="P23">•<text:tab/>Hilfe bei der Buchung eines Raums oder Auswahl der Technik</text:p>
            <text:p text:style-name="P23">•<text:tab/>Zusatzgeräte ausleihen</text:p>
            <text:p text:style-name="P23">•<text:tab/>Wegweiser</text:p>
            <text:p text:style-name="P23">•<text:tab/>Hilfe bei Videokonferenzproblemen erhalten</text:p>
          </table:table-cell>
          <table:table-cell table:style-name="Tabelle1.D3" office:value-type="string">
            <text:p text:style-name="P23">•<text:tab/>Präsentation, Videokonferenz oder Event aufzeichnen, auf persönlichem Gerät oder Speicherplatz speichern</text:p>
            <text:p text:style-name="P23">•<text:tab/>Übertragung zu einem „Overflow“-Bereich innerhalb der Bibliothek</text:p>
            <text:p text:style-name="P23">•<text:tab/>Übertragung Live Stream für entfernte Teilnehmer</text:p>
            <text:p text:style-name="P23">•<text:tab/>Mobilen Videowagen anfragen</text:p>
          </table:table-cell>
          <table:table-cell table:style-name="Tabelle1.E3" office:value-type="string">
            <text:p text:style-name="P24">•<text:tab/>Web-Videokonferenz starten (z.B. Skype)</text:p>
            <text:p text:style-name="P24">•<text:tab/>WebEx Kollaboration starten, Sitzung aufzeichnen</text:p>
            <text:p text:style-name="P24">•<text:tab/>Audiokonferenz beginnen oder daran teilnehmen?</text:p>
            <text:p text:style-name="P24">•<text:tab/>Cloudbasierte Kollaboration</text:p>
            <text:p text:style-name="P17">•<text:tab/>Mehrere Laptops auf großem/n Bildschirm(en) teilen</text:p>
          </table:table-cell>
          <table:table-cell table:style-name="Tabelle1.F3" office:value-type="string">
            <text:p text:style-name="P24">•<text:tab/>Präsentation, Konferenz oder Event aufzeichnen, in Cloud speichern</text:p>
            <text:p text:style-name="P24">•<text:tab/>Zu „Overflow“-Bereichen oder entfernten Zuschauern übertragen</text:p>
            <text:p text:style-name="P24">•<text:tab/>HD Video oder Webkonferenz starten</text:p>
            <text:p text:style-name="P24">•<text:tab/>Audiokonferenz starten oder daran teilnehmen</text:p>
            <text:p text:style-name="P24">•<text:tab/>WebEx Kollaboration starten, Sitzung aufzeichnen</text:p>
            <text:p text:style-name="P17">•<text:tab/>TeamSpot multi-user Kollaboration</text:p>
          </table:table-cell>
          <table:table-cell table:style-name="Tabelle1.G3" office:value-type="string">
            <text:p text:style-name="P15">•<text:tab/>Auf Dokumentation und Tutorials zugreifen</text:p>
            <text:p text:style-name="P15">•<text:tab/>Fragen zu Richtlinien und Abläufen stellen</text:p>
            <text:p text:style-name="P13"/>
          </table:table-cell>
        </table:table-row>
        <table:table-row table:style-name="Tabelle1.3">
          <table:table-cell table:style-name="Tabelle1.A2" office:value-type="string">
            <text:p text:style-name="P7">Aktivitäten des „Frontline“ Personals <text:span text:style-name="T8">(Öffentliche Dienste)</text:span></text:p>
          </table:table-cell>
          <table:table-cell table:style-name="Tabelle1.B4" office:value-type="string">
            <text:p text:style-name="P23">•<text:tab/>Anfragen zu Videowagen/ Ausstattung bearbeiten und in Raum bringen</text:p>
            <text:p text:style-name="P23">•<text:tab/>Hilfe- und Aufbauanfragen bearbeiten</text:p>
            <text:p text:style-name="P23">•<text:tab/>Hilfe für Nutzende einplanen, die Konferenz &amp; Kollaboration nutzen</text:p>
            <text:p text:style-name="P23">•<text:tab/>Marketing &amp; Reichweitenmaßnahmen in Bezug auf Kollaboration pflegen</text:p>
          </table:table-cell>
          <table:table-cell table:style-name="Tabelle1.C4" office:value-type="string">
            <text:p text:style-name="P23">•<text:tab/>Bei Buchungsproblemen unterstützen</text:p>
            <text:p text:style-name="P23">•<text:tab/>Tickets des Terminplanungssystems zum Anlegen und Aufschlüsseln der Aktivitäten managen</text:p>
            <text:p text:style-name="P23">•<text:tab/>Stufe I Fehlerdiagnose bei Verbindungsproblemen</text:p>
            <text:p text:style-name="P23">•<text:tab/>Zusätzliche technische Geräte/Wägen ausleihen</text:p>
          </table:table-cell>
          <table:table-cell table:style-name="Tabelle1.D4" office:value-type="string">
            <text:p text:style-name="P24">•<text:tab/>Bei Buchungsproblemen unterstützen</text:p>
            <text:p text:style-name="P24">•<text:tab/>Tickets des Terminplanungssystems zum Anlegen und Aufschlüsseln der Aktivitäten bearbeiten</text:p>
            <text:p text:style-name="P24">•<text:tab/>Stufe I Fehlerdiagnose bei Verbindungsproblemen</text:p>
            <text:p text:style-name="P24">•<text:tab/>Zusätzliche technische Geräte/Wägen ausliefern</text:p>
          </table:table-cell>
          <table:table-cell table:style-name="Tabelle1.E4" office:value-type="string">
            <text:p text:style-name="P24">•<text:tab/>Bei Buchungsproblemen unterstützen</text:p>
            <text:p text:style-name="P24">•<text:tab/>Tickets des Terminplanungssystems zum Anlegen und Aufschlüsseln der Aktivitäten bearbeiten</text:p>
            <text:p text:style-name="P24">•<text:tab/>Stufe I Fehlerdiagnose bei Verbindungsproblemen</text:p>
            <text:p text:style-name="P24">•<text:tab/>Zusätzliche technische Geräte/Wägen ausliefern</text:p>
          </table:table-cell>
          <table:table-cell table:style-name="Tabelle1.F4" office:value-type="string">
            <text:p text:style-name="P24">•<text:tab/>Bei Buchungsproblemen unterstützen</text:p>
            <text:p text:style-name="P24">•<text:tab/>Tickets des Terminplanungssystems zum Anlegen und Aufschlüsseln der Aktivitäten bearbeiten</text:p>
            <text:p text:style-name="P24">•<text:tab/>Stufe I Fehlerdiagnose bei Verbindungsproblemen</text:p>
            <text:p text:style-name="P24">•<text:tab/>Zusätzliche technische Geräte/Wägen ausliefern</text:p>
            <text:p text:style-name="P24">•<text:tab/>Grundlegender technischer Reset</text:p>
          </table:table-cell>
          <table:table-cell table:style-name="Tabelle1.G4" office:value-type="string">
            <text:p text:style-name="P15">•<text:tab/>Richtlinien und Abläufe pflegen</text:p>
            <text:p text:style-name="P15">•<text:tab/>Tutorials erstellen</text:p>
            <text:p text:style-name="P13"/>
          </table:table-cell>
        </table:table-row>
        <table:table-row table:style-name="Tabelle1.5">
          <table:table-cell table:style-name="Tabelle1.A2" office:value-type="string">
            <text:p text:style-name="P7">Aktivitäten der Personals hinter den Kulisse<text:span text:style-name="T7">n </text:span><text:span text:style-name="T8">(IT und Facilities)</text:span></text:p>
          </table:table-cell>
          <table:table-cell table:style-name="Tabelle1.B5" office:value-type="string">
            <text:p text:style-name="P18">•<text:tab/>Terminplanungs- und Anfragesystem warten</text:p>
          </table:table-cell>
          <table:table-cell table:style-name="Tabelle1.C5" office:value-type="string">
            <text:p text:style-name="P23">•<text:tab/>Von Stufe 1 weitergereichte Tickets zur Fehlerdiagnose bearbeiten</text:p>
            <text:p text:style-name="P18">•<text:tab/>Auf Abruf bei kompliziertem Aufbau unterstützen</text:p>
          </table:table-cell>
          <table:table-cell table:style-name="Tabelle1.D5" office:value-type="string">
            <text:p text:style-name="P24">•<text:tab/>Stufe II und Stufe III Support für Probleme mit Geräten und Verbindungen</text:p>
            <text:p text:style-name="P17">•<text:tab/>Unterstützung bei Post-Production Problemen mit aufgezeichneten Inhalten</text:p>
          </table:table-cell>
          <table:table-cell table:style-name="Tabelle1.E5" office:value-type="string">
            <text:p text:style-name="P24">•<text:tab/>Stufe II und Stufe III Support für Probleme mit Geräten und Verbindungen</text:p>
            <text:p text:style-name="P17">•<text:tab/>Unterstützung bei Post-Production Problemen mit aufgezeichneten Inhalten</text:p>
          </table:table-cell>
          <table:table-cell table:style-name="Tabelle1.F5" office:value-type="string">
            <text:p text:style-name="P24">•<text:tab/>Spezieller Konferenz- &amp; Kollaborationsaufbau</text:p>
            <text:p text:style-name="P24">•<text:tab/>Stufe II und Stufe III Support für Probleme mit Geräten und Verbindungen</text:p>
            <text:p text:style-name="P24">•<text:tab/>Möbelerneuerung</text:p>
            <text:p text:style-name="P24">•<text:tab/>Komplexe Technikerneuerungen</text:p>
            <text:p text:style-name="P17">•<text:tab/>Unterstützung bei Post-Production Problemen mit aufgezeichneten Inhalten</text:p>
          </table:table-cell>
          <table:table-cell table:style-name="Tabelle1.G5" office:value-type="string">
            <text:p text:style-name="P14">•<text:tab/>Portal für Tutorials pflegen</text:p>
          </table:table-cell>
        </table:table-row>
        <table:table-row table:style-name="Tabelle1.6">
          <table:table-cell table:style-name="Tabelle1.A2" office:value-type="string">
            <text:p text:style-name="P7">Supportsysteme und Infrastruktu<text:span text:style-name="T7">r </text:span><text:span text:style-name="T8">(Geräte etc.)</text:span></text:p>
          </table:table-cell>
          <table:table-cell table:style-name="Tabelle1.B6">
            <text:p text:style-name="P19"/>
          </table:table-cell>
          <table:table-cell table:style-name="Tabelle1.C6">
            <text:p text:style-name="P19"/>
          </table:table-cell>
          <table:table-cell table:style-name="Tabelle1.D6" office:value-type="string">
            <text:p text:style-name="P24">•<text:tab/>Mobiler Videokonferenzwagen</text:p>
            <text:p text:style-name="P17">•<text:tab/>Geräte warten – mobile und feste Videosysteme</text:p>
          </table:table-cell>
          <table:table-cell table:style-name="Tabelle1.E6" office:value-type="string">
            <text:p text:style-name="P20">•<text:tab/>IP Telefone?</text:p>
            <text:p text:style-name="P24">•<text:tab/>Webcam und PC</text:p>
            <text:p text:style-name="P24">•<text:tab/>Duale Monitore</text:p>
            <text:p text:style-name="P17">•<text:tab/>Laptopverbindungen zum Kollaborieren (kabellos? Kabel?)</text:p>
          </table:table-cell>
          <table:table-cell table:style-name="Tabelle1.F6" office:value-type="string">
            <text:p text:style-name="P24">•<text:tab/>Videokonferenzsysteme</text:p>
            <text:p text:style-name="P24">•<text:tab/>WebEx oder andere Konferenzsoftware</text:p>
            <text:p text:style-name="P24">•<text:tab/>IP Telefone</text:p>
            <text:p text:style-name="P24">•<text:tab/>Streaming Videoinfrastruktur</text:p>
            <text:p text:style-name="P24">•<text:tab/>Mediasite</text:p>
            <text:p text:style-name="P17">•<text:tab/>TeamSpot?</text:p>
          </table:table-cell>
          <table:table-cell table:style-name="Tabelle1.G6" office:value-type="string">
            <text:p text:style-name="P12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mbria" fo:font-family="Cambria" style:font-family-generic="roman" style:font-pitch="variable" fo:font-size="12pt" fo:language="de" fo:country="DE" style:font-name-asian="Cambria1" style:font-family-asian="Cambria" style:font-family-generic-asian="system" style:font-pitch-asian="variable" style:font-size-asian="12pt" style:language-asian="de" style:country-asian="DE" style:font-name-complex="Cambria1" style:font-family-complex="Cambria" style:font-family-generic-complex="system" style:font-pitch-complex="variable" style:font-size-complex="12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">
      <loext:graphic-properties draw:fill="none"/>
      <style:paragraph-properties fo:margin-left="-0.9cm" fo:margin-right="0cm" fo:margin-top="0.434cm" fo:margin-bottom="0cm" style:contextual-spacing="false" fo:orphans="0" fo:widows="0" fo:text-indent="0cm" style:auto-text-indent="false" style:page-number="auto" fo:background-color="transparent" style:writing-mode="lr-tb"/>
      <style:text-properties fo:color="#7f7f7f" loext:opacity="100%" style:font-name="Calibri" fo:font-size="18pt" fo:font-weight="bold" officeooo:rsid="0007b1e3" officeooo:paragraph-rsid="0007b1e3" style:font-name-asian="Droid Sans" style:font-size-asian="18pt" style:font-weight-asian="bold" style:font-name-complex="Calibri2" style:font-size-complex="18pt"/>
    </style:style>
    <style:style style:name="MP2" style:family="paragraph" style:parent-style-name="Standard" style:master-page-name="">
      <loext:graphic-properties draw:fill="none"/>
      <style:paragraph-properties fo:margin-left="0cm" fo:margin-right="1.401cm" fo:margin-top="0cm" fo:margin-bottom="0cm" style:contextual-spacing="false" fo:text-align="end" style:justify-single-word="false" fo:orphans="0" fo:widows="0" fo:text-indent="0cm" style:auto-text-indent="false" style:page-number="auto" fo:background-color="transparent" style:writing-mode="lr-tb">
        <style:tab-stops>
          <style:tab-stop style:position="38.255cm"/>
        </style:tab-stops>
      </style:paragraph-properties>
    </style:style>
    <style:style style:name="MP3" style:family="paragraph" style:parent-style-name="Standard">
      <loext:graphic-properties draw:fill="none"/>
      <style:paragraph-properties fo:margin-left="0cm" fo:margin-right="1.401cm" fo:text-align="end" style:justify-single-word="false" fo:orphans="0" fo:widows="0" fo:text-indent="0cm" style:auto-text-indent="false" fo:background-color="transparent" style:writing-mode="lr-tb">
        <style:tab-stops>
          <style:tab-stop style:position="38.255cm"/>
        </style:tab-stops>
      </style:paragraph-properties>
      <style:text-properties style:font-name="Calibri" fo:font-size="9pt" style:font-size-asian="9pt" style:font-name-complex="Calibri2"/>
    </style:style>
    <style:style style:name="MP4" style:family="paragraph" style:parent-style-name="Standard">
      <loext:graphic-properties draw:fill="none"/>
      <style:paragraph-properties fo:margin-left="0cm" fo:margin-right="1.401cm" fo:margin-top="0cm" fo:margin-bottom="0cm" style:contextual-spacing="false" fo:text-align="end" style:justify-single-word="false" fo:orphans="0" fo:widows="0" fo:text-indent="0cm" style:auto-text-indent="false" fo:background-color="transparent" style:writing-mode="lr-tb">
        <style:tab-stops>
          <style:tab-stop style:position="38.255cm"/>
        </style:tab-stops>
      </style:paragraph-properties>
    </style:style>
    <style:style style:name="MT1" style:family="text">
      <style:text-properties officeooo:rsid="000921a2"/>
    </style:style>
    <style:style style:name="MT2" style:family="text">
      <style:text-properties fo:color="#c9211e" loext:opacity="100%" fo:font-style="italic" officeooo:rsid="000c7aa7" style:font-style-asian="italic" style:font-style-complex="italic"/>
    </style:style>
    <style:style style:name="MT3" style:family="text">
      <style:text-properties style:font-name="Calibri" fo:font-size="11pt" officeooo:rsid="000921a2" style:font-name-asian="Verdana" style:font-size-asian="11pt" style:font-name-complex="Calibri2" style:font-size-complex="10pt"/>
    </style:style>
    <style:style style:name="MT4" style:family="text">
      <style:text-properties style:font-name="Calibri" fo:font-size="11pt" style:font-size-asian="11pt" style:font-name-complex="Calibri2" style:font-size-complex="10pt"/>
    </style:style>
    <style:style style:name="MT5" style:family="text">
      <style:text-properties style:font-name="Calibri" fo:font-size="11pt" fo:language="de" fo:country="DE" style:font-name-asian="Cambria1" style:font-size-asian="11pt" style:language-asian="de" style:country-asian="DE" style:font-name-complex="Calibri2" style:font-size-complex="10pt" style:language-complex="ar" style:country-complex="SA"/>
    </style:style>
    <style:style style:name="MT6" style:family="text">
      <style:text-properties style:font-name="Calibri" fo:font-size="9pt" style:font-size-asian="9pt" style:font-name-complex="Calibri2"/>
    </style:style>
    <style:style style:name="MT7" style:family="text">
      <style:text-properties style:font-name="Calibri" fo:font-size="9pt" fo:language="de" fo:country="DE" style:font-name-asian="Cambria1" style:font-size-asian="9pt" style:language-asian="de" style:country-asian="DE" style:font-name-complex="Calibri2" style:language-complex="ar" style:country-complex="SA"/>
    </style:style>
    <style:style style:name="MT8" style:family="text"/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04cm, 0.286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106cm" fo:margin-bottom="0.44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699cm" fo:margin-left="0.071cm" fo:margin-right="0cm" fo:margin-bottom="0.499cm" fo:background-color="transparent" style:dynamic-spacing="false" draw:fill="none" draw:fill-color="#729fcf"/>
      </style:header-style>
      <style:footer-style>
        <style:header-footer-properties svg:height="1.699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ervicekonzept <text:span text:style-name="MT1">(„Service Blueprint“)</text:span><draw:frame draw:style-name="Mfr1" draw:name="Bild2" text:anchor-type="char" svg:x="20.959cm" svg:y="-0.106cm" svg:width="5.475cm" svg:height="1.755cm" draw:z-index="0"><draw:image xlink:href="Pictures/100000000000018000000086CC6ADF13E3744113.png" xlink:type="simple" xlink:show="embed" xlink:actuate="onLoad" draw:mime-type="image/png"/></draw:frame><text:span text:style-name="MT1">: </text:span><text:span text:style-name="MT2">Videokonferenzen und Kollaboration</text:span></text:p>
      </style:header>
      <style:footer>
        <text:p text:style-name="MP2"><draw:frame draw:style-name="Mfr2" draw:name="Bild3" text:anchor-type="char" svg:x="-0.84cm" svg:y="0.032cm" svg:width="9.419cm" svg:height="1.085cm" draw:z-index="1"><draw:image xlink:href="Pictures/100000000000016400000029CDEF3354DFC12F15.png" xlink:type="simple" xlink:show="embed" xlink:actuate="onLoad" draw:mime-type="image/png"/></draw:frame><text:span text:style-name="MT3">Service Blueprint</text:span><text:span text:style-name="MT4"> | </text:span><text:a xlink:type="simple" xlink:href="http://www.learningspacetoolkit.org/" text:style-name="Internet_20_link" text:visited-style-name="Visited_20_Internet_20_Link"><text:span text:style-name="Internet_20_link"><text:span text:style-name="MT5">www.learningspacetoolkit.org</text:span></text:span></text:a></text:p>
        <text:p text:style-name="MP3"><draw:frame draw:style-name="Mfr3" draw:name="Bild4" text:anchor-type="char" svg:x="24.529cm" svg:y="0.081cm" svg:width="1.939cm" svg:height="0.688cm" draw:z-index="2"><draw:image xlink:href="Pictures/10000001000000580000001FFB17A695465E8001.png" xlink:type="simple" xlink:show="embed" xlink:actuate="onLoad" draw:mime-type="image/png"/></draw:frame>Übersetzung: Katharina Zinke, Universitätsbibliothek Tübingen</text:p>
        <text:p text:style-name="MP4"><text:span text:style-name="MT6">Lizenziert unter </text:span><text:a xlink:type="simple" xlink:href="https://creativecommons.org/licenses/by/4.0/deed.de" text:style-name="Internet_20_link" text:visited-style-name="Visited_20_Internet_20_Link"><text:span text:style-name="Internet_20_link"><text:span text:style-name="MT7">CC BY 4.0</text:span></text:span></text:a></text:p>
        <text:p text:style-name="Standard"><text:a xlink:type="simple" xlink:href="https://creativecommons.org/licenses/by/4.0/deed.de" text:style-name="Internet_20_link" text:visited-style-name="Visited_20_Internet_20_Link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4T11:42:41.241000000</meta:creation-date>
    <dc:date>2022-03-11T11:25:06.186000000</dc:date>
    <meta:editing-duration>PT33M28S</meta:editing-duration>
    <meta:editing-cycles>8</meta:editing-cycles>
    <meta:generator>LibreOffice/7.2.1.2$Windows_X86_64 LibreOffice_project/87b77fad49947c1441b67c559c339af8f3517e22</meta:generator>
    <meta:document-statistic meta:table-count="1" meta:image-count="3" meta:object-count="0" meta:page-count="1" meta:paragraph-count="105" meta:word-count="597" meta:character-count="4691" meta:non-whitespace-character-count="4196"/>
  </office:meta>
</office:document-meta>
</file>